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500000003C03D6867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fiocruz-2009-10-title">
      <style:graphic-properties draw:fill-color="#ffffff" draw:auto-grow-height="true" fo:min-height="3.177cm"/>
    </style:style>
    <style:style style:name="pr2" style:family="presentation" style:parent-style-name="fiocruz-2009-10-subtitle">
      <style:graphic-properties draw:fill-color="#ffffff" draw:auto-grow-height="true" fo:min-height="5.08cm"/>
    </style:style>
    <style:style style:name="pr3" style:family="presentation" style:parent-style-name="fiocruz-2009-10-notes">
      <style:graphic-properties draw:stroke="none" draw:fill="none" draw:fill-color="#bbe0e3" draw:auto-grow-height="true" fo:min-height="11.432cm" draw:shadow="hidden" draw:shadow-color="#808080"/>
    </style:style>
    <style:style style:name="pr4" style:family="presentation" style:parent-style-name="fiocruz-2009-10-title">
      <style:graphic-properties fo:min-height="2.926cm"/>
    </style:style>
    <style:style style:name="pr5" style:family="presentation" style:parent-style-name="fiocruz-2009-10-outline1">
      <style:graphic-properties fo:min-height="12.323cm"/>
    </style:style>
    <style:style style:name="pr6" style:family="presentation" style:parent-style-name="fiocruz-2009-10-notes">
      <style:graphic-properties draw:fill-color="#ffffff" fo:min-height="11.181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48pt" fo:text-shadow="1pt 1pt" fo:font-weight="bold" style:font-size-asian="48pt" style:font-weight-asian="bold" style:font-size-complex="48pt" style:font-weight-complex="bold"/>
    </style:style>
    <style:style style:name="P4" style:family="paragraph">
      <style:paragraph-properties fo:margin-left="0cm" fo:margin-right="0cm" fo:text-indent="0cm"/>
      <style:text-properties fo:font-family="'Nimbus Sans L'" style:font-family-generic="swiss" style:font-pitch="variable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48pt" fo:text-shadow="1pt 1pt" fo:font-weight="bold" style:font-size-asian="48pt" style:font-weight-asian="bold" style:font-size-complex="48pt" style:font-weight-complex="bold"/>
    </style:style>
    <style:style style:name="T2" style:family="text">
      <style:text-properties fo:font-family="'Nimbus Sans L'" style:font-family-generic="swiss" style:font-pitch="variable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iocruz-2009-10" presentation:presentation-page-layout-name="AL1T0">
        <office:forms form:automatic-focus="false" form:apply-design-mode="false"/>
        <draw:custom-shape draw:style-name="gr1" draw:text-style-name="P1" draw:layer="layout" svg:width="18.798cm" svg:height="4.323cm" svg:x="3.387cm" svg:y="5.08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1.166cm" svg:height="1.781cm" svg:x="2.752cm" svg:y="10.707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2.86cm" svg:height="3.177cm" svg:x="1.27cm" svg:y="3.98cm" presentation:class="title" presentation:user-transformed="true">
          <draw:text-box>
            <text:p text:style-name="P2"><text:span text:style-name="T1">REBRAC</text:span></text:p>
          </draw:text-box>
        </draw:frame>
        <draw:frame presentation:style-name="pr2" draw:text-style-name="P4" draw:layer="layout" svg:width="22.86cm" svg:height="5.08cm" svg:x="1.27cm" svg:y="7.19cm" presentation:class="subtitle" presentation:user-transformed="true">
          <draw:text-box>
            <text:p text:style-name="P2"><text:span text:style-name="T2">Reunião Elluminate</text:span><text:span text:style-name="T2"><text:line-break/></text:span><text:span text:style-name="T2">19 de janeiro de 2010</text:span></text:p>
          </draw:text-box>
        </draw:frame>
        <draw:frame draw:style-name="gr3" draw:text-style-name="P5" draw:layer="layout" svg:width="19.078cm" svg:height="2.792cm" svg:x="0.223cm" svg:y="16.124cm">
          <draw:text-box>
            <text:p text:style-name="P2"><text:span text:style-name="T3">Luciano Ramalho – Consultor</text:span></text:p>
            <text:p text:style-name="P2"><text:span text:style-name="T3">MTI – Gerência Metodologias e Tecnologias de Informação</text:span></text:p>
            <text:p text:style-name="P2"><text:span text:style-name="T3">BIREME/OPAS/OMS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fiocruz-2009-10" presentation:presentation-page-layout-name="AL2T1">
        <office:forms form:automatic-focus="false" form:apply-design-mode="false"/>
        <draw:frame presentation:style-name="pr4" draw:layer="layout" svg:width="25.4cm" svg:height="2.926cm" svg:x="0cm" svg:y="0.887cm" presentation:class="title">
          <draw:text-box>
            <text:p>Pauta para a reunião de jan/2010</text:p>
          </draw:text-box>
        </draw:frame>
        <draw:frame presentation:style-name="pr5" draw:layer="layout" svg:width="22.86cm" svg:height="12.727cm" svg:x="1.27cm" svg:y="4.445cm" presentation:class="outline" presentation:user-transformed="true">
          <draw:text-box>
            <text:list text:style-name="L4">
              <text:list-item>
                <text:p>Apresentação de wireframes</text:p>
              </text:list-item>
              <text:list-item>
                <text:p>Discussão do workflow</text:p>
              </text:list-item>
              <text:list-item>
                <text:p>Discussão de requisitos por papel de usuário</text:p>
              </text:list-item>
              <text:list-item>
                <text:p>Integração <text:span text:style-name="T4">CONEP</text:span> / Plataforma Brasil</text:p>
                <text:list>
                  <text:list-item>
                    <text:p>Interoperabilidade, vocabulários</text:p>
                  </text:list-item>
                </text:list>
              </text:list-item>
              <text:list-item>
                <text:p>Revisão dos campos TRDS</text:p>
              </text:list-item>
              <text:list-item>
                <text:p>Decisão sobre vocabulários controlados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2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500000003C03D686775.png" xlink:type="simple" xlink:show="embed" xlink:actuate="onLoad"/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ocruz-2009-10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fiocruz-2009-10-backgroundobjects" style:family="presentation">
      <style:graphic-properties draw:shadow="hidden" draw:shadow-offset-x="0.3cm" draw:shadow-offset-y="0.3cm" draw:shadow-color="#808080">
        <text:list-style style:name="fiocruz-2009-10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fiocruz-2009-10-notes" style:family="presentation">
      <style:graphic-properties draw:stroke="none" draw:fill="none">
        <text:list-style style:name="fiocruz-2009-10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iocruz-2009-10-outline1" style:family="presentation">
      <style:graphic-properties draw:stroke="none" draw:fill="none">
        <text:list-style style:name="fiocruz-2009-10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ocruz-2009-10-outline2" style:family="presentation" style:parent-style-name="fiocruz-2009-10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fiocruz-2009-10-outline3" style:family="presentation" style:parent-style-name="fiocruz-2009-10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fiocruz-2009-10-outline4" style:family="presentation" style:parent-style-name="fiocruz-2009-10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5" style:family="presentation" style:parent-style-name="fiocruz-2009-10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6" style:family="presentation" style:parent-style-name="fiocruz-2009-10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7" style:family="presentation" style:parent-style-name="fiocruz-2009-10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8" style:family="presentation" style:parent-style-name="fiocruz-2009-10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9" style:family="presentation" style:parent-style-name="fiocruz-2009-10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subtitle" style:family="presentation">
      <style:graphic-properties draw:stroke="none" draw:fill="none" draw:textarea-vertical-align="middle">
        <text:list-style style:name="fiocruz-2009-10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ocruz-2009-10-title" style:family="presentation">
      <style:graphic-properties draw:stroke="none" draw:fill="none" draw:textarea-vertical-align="middle">
        <text:list-style style:name="fiocruz-2009-10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44pt" fo:font-style="normal" fo:text-shadow="1pt 1pt" style:text-underline-style="none" fo:font-weight="bold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fiocruz-2009-10-title">
      <style:graphic-properties draw:stroke="none" draw:fill="none" draw:fill-color="#bbe0e3" draw:textarea-horizontal-align="justify" draw:textarea-vertical-align="middle" draw:auto-grow-height="false" draw:auto-grow-width="false" fo:min-height="3.177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fiocruz-2009-10-outline1">
      <style:graphic-properties draw:stroke="none" draw:fill="none" draw:fill-color="#bbe0e3" draw:textarea-horizontal-align="justify" draw:textarea-vertical-align="top" draw:auto-grow-height="false" draw:auto-grow-width="false" fo:min-height="12.57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fiocruz-2009-10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fiocruz-2009-10-backgroundobjects">
      <style:graphic-properties draw:stroke="none" draw:fill="solid" draw:fill-color="#ffffff" draw:textarea-horizontal-align="justify" draw:textarea-vertical-align="middle" draw:auto-grow-height="false"/>
    </style:style>
    <style:style style:name="Mpr5" style:family="presentation" style:parent-style-name="fiocruz-2009-10-backgroundobjects">
      <style:graphic-properties draw:stroke="none" draw:fill="none" draw:fill-color="#ffffff" draw:auto-grow-height="false" fo:min-height="1.325cm"/>
    </style:style>
    <style:style style:name="Mpr6" style:family="presentation" style:parent-style-name="fiocruz-2009-10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fiocruz-2009-10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5.715cm" fo:margin-right="0cm" fo:text-indent="-0.635cm"/>
    </style:style>
    <style:style style:name="MP6" style:family="paragraph">
      <style:paragraph-properties fo:margin-left="0.952cm" fo:margin-right="0cm" fo:text-indent="-0.952cm" style:writing-mode="lr-tb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start" fo:text-indent="0cm" style:writing-mode="lr-tb"/>
    </style:style>
    <style:style style:name="MP9" style:family="paragraph">
      <style:paragraph-properties text:enable-numbering="false" fo:margin-left="0cm" fo:margin-right="0cm" fo:text-align="end" fo:text-indent="0cm" style:writing-mode="lr-tb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s" fo:country="ES" style:font-size-asian="14pt" style:font-size-complex="14pt"/>
    </style:style>
    <style:style style:name="MT3" style:family="text">
      <style:text-properties fo:font-family="'Nimbus Sans L'" style:font-family-generic="swiss" style:font-pitch="variable" fo:font-size="14pt" fo:language="pt" fo:country="BR" style:font-size-asian="14pt" style:font-size-complex="14pt"/>
    </style:style>
    <style:style style:name="MT4" style:family="text">
      <style:text-properties fo:font-size="12pt" fo:language="es" fo:country="E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fiocruz-2009-10" style:page-layout-name="PM1" draw:style-name="Mdp1">
      <draw:frame presentation:style-name="Mpr1" draw:text-style-name="MP4" draw:layer="backgroundobjects" svg:width="25.4cm" svg:height="3.176cm" svg:x="0cm" svg:y="0.762cm" presentation:class="title">
        <draw:text-box>
          <text:p text:style-name="MP3">Click to edit the title text format</text:p>
        </draw:text-box>
      </draw:frame>
      <draw:frame presentation:style-name="Mpr2" draw:text-style-name="MP6" draw:layer="backgroundobjects" svg:width="22.86cm" svg:height="12.573cm" svg:x="1.27cm" svg:y="4.445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Ninth Outline Level</text:p>
        </draw:text-box>
      </draw:frame>
      <draw:frame presentation:style-name="Mpr3" draw:text-style-name="MP7" draw:layer="backgroundobjects" svg:width="5.927cm" svg:height="1.324cm" svg:x="13.758cm" svg:y="17.145cm" presentation:class="date-time">
        <draw:text-box>
          <text:p text:style-name="MP7"><text:span text:style-name="MT2"><presentation:date-time/></text:span></text:p>
        </draw:text-box>
      </draw:frame>
      <draw:frame presentation:style-name="Mpr3" draw:text-style-name="MP9" draw:layer="backgroundobjects" svg:width="5.927cm" svg:height="1.324cm" svg:x="0.635cm" svg:y="17.78cm" presentation:class="page-number">
        <draw:text-box>
          <text:p text:style-name="MP8"><text:span text:style-name="MT3"><text:page-number>&lt;número&gt;</text:page-number></text:span></text:p>
        </draw:text-box>
      </draw:frame>
      <draw:custom-shape presentation:style-name="Mpr4" draw:layer="backgroundobjects" svg:width="4.445cm" svg:height="0.635cm" svg:x="0cm" svg:y="18.415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8.044cm" svg:height="1.324cm" svg:x="10.795cm" svg:y="17.726cm" presentation:class="footer">
        <draw:text-box>
          <text:p text:style-name="MP3"><presentation:footer/></text:p>
        </draw:text-box>
      </draw:frame>
      <presentation:notes style:page-layout-name="PM0">
        <draw:rect draw:style-name="Mgr3" draw:text-style-name="MP10" draw:layer="backgroundobjects" svg:width="19.05cm" svg:height="25.4cm" svg:x="0cm" svg:y="0cm">
          <text:p/>
        </draw:rect>
        <draw:frame presentation:style-name="Mpr6" draw:text-style-name="MP7" draw:layer="backgroundobjects" svg:width="8.255cm" svg:height="1.271cm" svg:x="-0.001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6" draw:text-style-name="MP9" draw:layer="backgroundobjects" svg:width="8.255cm" svg:height="1.271cm" svg:x="10.79cm" svg:y="0cm" presentation:class="date-time">
          <draw:text-box>
            <text:p text:style-name="MP9"><text:span text:style-name="MT4"><presentation:date-time/></text:span></text:p>
          </draw:text-box>
        </draw:frame>
        <draw:page-thumbnail presentation:style-name="fiocruz-2009-10-title" draw:layer="backgroundobjects" svg:width="12.7cm" svg:height="9.526cm" svg:x="3.175cm" svg:y="1.904cm" presentation:class="page"/>
        <draw:frame presentation:style-name="fiocruz-2009-10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7" draw:layer="backgroundobjects" svg:width="8.255cm" svg:height="1.271cm" svg:x="-0.001cm" svg:y="24.125cm" presentation:class="footer">
          <draw:text-box>
            <text:p text:style-name="MP7"><text:span text:style-name="MT4"><presentation:footer/></text:span></text:p>
          </draw:text-box>
        </draw:frame>
        <draw:frame presentation:style-name="Mpr7" draw:text-style-name="MP9" draw:layer="backgroundobjects" svg:width="8.255cm" svg:height="1.271cm" svg:x="10.79cm" svg:y="24.125cm" presentation:class="page-number">
          <draw:text-box>
            <text:p text:style-name="MP9"><text:span text:style-name="MT4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dc:title>Slide 1</dc:title>
    <meta:creation-date>2009-10-21T23:55:19</meta:creation-date>
    <meta:editing-cycles>21</meta:editing-cycles>
    <meta:editing-duration>PT10H56M47S</meta:editing-duration>
    <dc:date>2010-01-19T12:47:07</dc:date>
    <dc:creator>Luciano Ramalho</dc:creator>
    <meta:document-statistic meta:object-count="34"/>
    <meta:user-defined meta:name="Info 1"/>
    <meta:user-defined meta:name="Info 2"/>
    <meta:user-defined meta:name="Info 3"/>
    <meta:user-defined meta:name="Info 4"/>
  </office:meta>
</office:document-meta>
</file>